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1">
      <style:text-properties fo:font-style="normal" style:font-style-asian="normal" style:font-style-complex="normal"/>
    </style:style>
    <style:style style:name="P3" style:family="paragraph" style:parent-style-name="Text_20_body" style:list-style-name="L1">
      <style:text-properties fo:font-style="normal" officeooo:paragraph-rsid="001f8dda" style:font-style-asian="normal" style:font-style-complex="normal"/>
    </style:style>
    <style:style style:name="P4" style:family="paragraph" style:parent-style-name="Text_20_body" style:list-style-name="L3">
      <style:text-properties fo:font-weight="bold" officeooo:paragraph-rsid="0025c882" style:font-weight-asian="bold" style:font-weight-complex="bold"/>
    </style:style>
    <style:style style:name="P5" style:family="paragraph" style:parent-style-name="Text_20_body" style:list-style-name="L3">
      <style:text-properties fo:font-weight="bold" officeooo:paragraph-rsid="0026f7e0" style:font-weight-asian="bold" style:font-weight-complex="bold"/>
    </style:style>
    <style:style style:name="P6" style:family="paragraph" style:parent-style-name="Text_20_body" style:list-style-name="L3">
      <style:text-properties fo:font-weight="bold" officeooo:paragraph-rsid="0027b290" style:font-weight-asian="bold" style:font-weight-complex="bold"/>
    </style:style>
    <style:style style:name="P7" style:family="paragraph" style:list-style-name="L2">
      <style:text-properties fo:font-weight="bold" style:font-weight-asian="bold" style:font-weight-complex="bold"/>
    </style:style>
    <style:style style:name="P8" style:family="paragraph" style:list-style-name="L2"/>
    <style:style style:name="P9"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f8dda" style:font-style-asian="normal" style:font-style-complex="normal"/>
    </style:style>
    <style:style style:name="T3" style:family="text">
      <style:text-properties fo:font-weight="normal" officeooo:rsid="0025c882" style:font-weight-asian="normal" style:font-weight-complex="normal"/>
    </style:style>
    <style:style style:name="T4" style:family="text">
      <style:text-properties fo:font-weight="normal" officeooo:rsid="0026f7e0" style:font-weight-asian="normal" style:font-weight-complex="normal"/>
    </style:style>
    <style:style style:name="T5" style:family="text">
      <style:text-properties fo:font-weight="normal" officeooo:rsid="0027b290" style:font-weight-asian="normal" style:font-weight-complex="normal"/>
    </style:style>
    <style:style style:name="T6" style:family="text">
      <style:text-properties officeooo:rsid="001e5746"/>
    </style:style>
    <style:style style:name="T7" style:family="text">
      <style:text-properties officeooo:rsid="001f8dda"/>
    </style:style>
    <style:style style:name="T8" style:family="text">
      <style:text-properties officeooo:rsid="0020f5b4"/>
    </style:style>
    <style:style style:name="T9" style:family="text">
      <style:text-properties officeooo:rsid="0025c882"/>
    </style:style>
    <style:style style:name="T10" style:family="text">
      <style:text-properties officeooo:rsid="0026f7e0"/>
    </style:style>
    <style:style style:name="T11" style:family="text">
      <style:text-properties officeooo:rsid="0027b29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is-list-header="true">IOI contest management system</text:h>
      <text:h text:style-name="P9" text:outline-level="2">Contesto</text:h>
      <text:p text:style-name="P1">Il prodotto deve rispondere a richieste di gestione di competizioni relative alle Olimpiadi Internazionali di Informatica (IOI); dovrà quindi rispondere non solo alle esigenze di tale competizione ma anche a competizioni di scala ridotta, come Olimpiadi Nazionali e allenamenti.</text:p>
      <text:p text:style-name="Text_20_body"><text:span text:style-name="T1">Il regolamento completo dell'edizione più recente delle IOI è disponibile all'indirizzo </text:span><text:a xlink:type="simple" xlink:href="http://www.ioi2010.org/rules.shtml"><text:span text:style-name="T1">http://www.ioi2010.org/rules.shtml</text:span></text:a><text:span text:style-name="T1">, </text:span><text:span text:style-name="T2">ed è riassunto dalle seguenti caratteristiche:</text:span></text:p>
      <text:list xml:id="list1183581807" text:style-name="L1">
        <text:list-item>
          <text:p text:style-name="P2">Ogni competizione è composta da una o più sessioni di gara, ciascuna delle quali si svolge in condizioni normali nell'arco di una giornata.</text:p>
        </text:list-item>
        <text:list-item>
          <text:p text:style-name="P2"><text:span text:style-name="T7">In o</text:span>gni sessione di gara <text:span text:style-name="T7">si devono risolvere</text:span> più problemi. Ogni problema <text:span text:style-name="T7">viene valutato su un certo numero dei casi di prova, a partire dai quali si valuta la bontà della sottoposizione effettuata e dunque si calcola il punteggio ottenuto.</text:span></text:p>
          <text:p text:style-name="P2">Tali problemi possono essere di due tipi:</text:p>
          <text:list>
            <text:list-item>
              <text:p text:style-name="P2">Problema di programmazione: Il concorrente produce e invia uno o più file sorgenti nei linguaggi Pascal e C/C++ con l'obiettivo di risolvere il problema. Il concorrente ottiene il testo del problema, le eventuali interfacce da utilizzare per la risoluzione del problema, il metodo di valutazione e i limiti imposti dal problema per l'esecuzione (ad esempio tempo limite, memoria, numero limite di chiamate a funzioni delle interfacce).</text:p>
            </text:list-item>
            <text:list-item>
              <text:p text:style-name="P2">Problema output-only: Il concorrente produce e invia dei file di output (generalmente dei file di testo) che contengono le soluzioni delle istanze del problema correlate a dei file di input. Il concorrente ottiene il testo del problema, il metodo di valutazione e i file di input.</text:p>
            </text:list-item>
          </text:list>
        </text:list-item>
        <text:list-item>
          <text:p text:style-name="P2">In una competizione partecipano un numero di concorrenti stabilito prima della competizione stessa, <text:span text:style-name="T6">riconosciuti tramite delle opportune credenziali di autenticazione</text:span>. Ai concorrenti è richiesto in ogni sessione di gara di inviare le loro soluzioni ai problemi proposti entro il termine della gara.</text:p>
        </text:list-item>
        <text:list-item>
          <text:p text:style-name="P2">Il concorrente invia i propri elaborati ad un server di sottoposizione. Il server di sottoposizione costituisce l'interfaccia fra i concorrenti e il resto del sistema di gara. Tutte le operazioni che i concorrenti possono effettuare sono gestite dal server di sottoposizione, <text:span text:style-name="T6">che</text:span> provvede a valutare <text:span text:style-name="T6">gli elaborati e calcolare il punteggio di conseguenza.</text:span></text:p>
        </text:list-item>
        <text:list-item>
          <text:p text:style-name="P2">I concorrenti ricevono dal server di sottoposizione alcune informazioni sullo stato delle loro sottomissioni:</text:p>
          <text:list>
            <text:list-item>
              <text:p text:style-name="P2">In caso di problemi di programmazione, il risultato della compilazione dei file sorgenti con l'eventuale errore prodotto;</text:p>
            </text:list-item>
            <text:list-item>
              <text:p text:style-name="P2">La valutazione della sottomissione su un numero limitato di casi di prova (tipicamente i casi di prova forniti come esempio nel testo del problema).</text:p>
            </text:list-item>
          </text:list>
        </text:list-item>
        <text:list-item>
          <text:p text:style-name="P2">I concorrenti possono richiedere inoltre, con limiti stabiliti dall<text:span text:style-name="T7">e regole dell</text:span>a competizione, un feedback dettagliato di una loro sottomissione. Il sistema di sottoposizione in questo caso mostra al concorrente ulteriori informazioni sulla <text:soft-page-break/>sottomissione (per esempio la valutazione su tutti i casi di prova).</text:p>
        </text:list-item>
        <text:list-item>
          <text:p text:style-name="P2">Durante la gara e alla fine della stessa, la classifica dei concorrenti non è accessibile agli utenti ma può essere pubblicata su un sito web accessibile esternamente. </text:p>
        </text:list-item>
        <text:list-item>
          <text:p text:style-name="P2">È possibile ospitare in parallelo alla competizione ufficiale una competizione online. Tale competizione è accessibile da internet e presenta caratteristiche simili alla competizione ufficiale, tipicamente con gli stessi problemi di quest'ultima.</text:p>
        </text:list-item>
        <text:list-item>
          <text:p text:style-name="P3"><text:span text:style-name="T7">È importante notare che le regole accennate sono quelle al momento in uso per le competizioni delle Olimpiadi Internazionali di Informatica (IOI). Tuttavia il sistema deve supportare variazioni anche significative di regole, in modo da poter essere utilizzato anche per altri tipi di gare.</text:span></text:p>
        </text:list-item>
      </text:list>
      <text:h text:style-name="P9" text:outline-level="2">Caratteristiche e requisiti</text:h>
      <text:p text:style-name="Text_20_body">Il sistema si compone dei seguenti moduli funzionali che interagiscono tra di loro:</text:p>
      <text:list xml:id="list1716442859" text:style-name="L2">
        <text:list-item>
          <text:p>Interfaccia web di sottoposizione.</text:p>
          <text:p>Il modulo, previa autenticazione, dovrà visualizzare le informazioni sulle sottoposizioni del singolo concorrente e ricevere le sottoposizioni inviate da loro. A seconda delle regole della gara, l'interfaccia web potrebbe prevedere anche altri metodi di interazione dell'utente con il sistema: in alcuni casi, per esempio, l'utente potrebbe richiedere feedback aggiuntivo sulle proprie sottoposizioni.</text:p>
        </text:list-item>
        <text:list-item>
          <text:p>Storage.</text:p>
          <text:p>Il modulo si occupa di fornire al resto del sistema un'interfaccia per salvare e <text:span text:style-name="T8">scambiare</text:span> i dati relativi alla gara (sottoposizioni inviate, testo dei problemi, …). Deve trattarsi di un modulo <text:span text:style-name="T8">particolarmente </text:span>resistente agli imprevisti, in modo che lo stato della gara non venga perso o deteriorato. </text:p>
        </text:list-item>
        <text:list-item>
          <text:p>Gestione, compilazione e valutazione delle sottoposizioni.</text:p>
          <text:p>Il modulo si occupa di analizzare la correttezza delle sottoposizioni, in generale compilandole ed eseguendole su determinati casi di prova (a seconda del problema l'operazione di valutazione potrebbe anche essere diversa). Tale operazione deve svolgersi su computer dedicati durante la gara, con il minimo ritardo possibile, in modo che sia possibile costruire una classifica durante la gara in tempo reale ed eventualmente (a seconda delle regole della gara) fornire un feedback agli utenti.</text:p>
        </text:list-item>
        <text:list-item>
          <text:p>Amministrazione della gara.</text:p>
          <text:p>Il modulo permette una preparazione e gestione della gara da parte degli organizzatori in modo semplice ed efficace, in modo che anche eventuali imprevisti durante la gara (rottura di hardware e problemi simili) siano facilmente gestibili. Inoltre deve anche fornire agli organizzatori strumenti che permettano di ispezionare lo stato della gara (punteggi dei concorrenti, statistiche generali, …) e intervenire rapidamente su problemi che si venissero a creare (inclusi i tentativi di violazione delle regole da parte dei concorrenti).</text:p>
          <text:p>In particolare, il modulo si preoccupa anche di tenere dei log (registri degli eventi) di tutte le azioni che accadono sul sistema di gara, in modo da permettere da un parte un controllo a posteriori dello svolgimento della <text:soft-page-break/>competizione, dall'altra una maggiore facilità nel correggere problemi ed implementare nuove funzionalità sul sistema.</text:p>
        </text:list-item>
        <text:list-item>
          <text:p>Visualizzazione della gara.</text:p>
          <text:p>Il modulo permette a persone esterne alla gara (allenatori, spettatori, …) di ricevere informazioni sull'andamento della gara, per esempio tramite una pagina web o un monitor opportunamente predisposto. A seconda delle regole della gara può anche essere possibile fornire lo stesso feedback agli utenti e permettere un'analisi specifica delle varie sottoposizioni e dei punti conseguiti.</text:p>
        </text:list-item>
      </text:list>
      <text:p text:style-name="Text_20_body">In aggiunta, le seguenti caratteristiche sono considerate fondamentali nello sviluppo del sistema:</text:p>
      <text:list xml:id="list2127004766" text:continue-numbering="true" text:style-name="L2">
        <text:list-item>
          <text:p>Modularità ed estensibilità.</text:p>
          <text:p>I vari moduli dei quali si compone il sistema devono essere il più possibile indipendenti e le relative interfacce chiare e documentate, in modo che sia possibile modificare e sostituire ciascuno di essi senza toccare gli altri e poter migliorare il sistema nel modo più semplice possibile (per esempio, adattandolo a nuove tipologie di problema o di attribuzione del punteggio). Tale caratteristica è necessaria in quanto le regole delle Olimpiadi Internazionali di Informatica cambiano molto rapidamente, dunque un sistema non facilmente modificabile diventerebbe rapidamente obsoleto; inoltre permettono un riuso più semplice dello stesso software, permettendone l'applicazione anche in contesti diversi da gare (per esempio, stage di allenamento, durante i quali i partecipanti possono sottoporre i loro programmi ai responsabili per ricevere feedback).</text:p>
        </text:list-item>
        <text:list-item>
          <text:p>Facilità d'uso e di configurazione e chiarezza delle interfacce utente.</text:p>
          <text:p>Il sistema deve essere facilmente utilizzabile ad amministrabile: in particolare, le interfacce sia verso gli utenti che verso organizzatori ed osservatori (in particolare, le interfacce che mostrano la classifica durante la gara) devono essere chiare, moderne e facilmente utilizzabili anche da persone non esperte. Inoltre il sistema deve essere configurazione in funzione delle regole della gara, che spesso possono variare anche considerevolmente in competizioni diverse.</text:p>
        </text:list-item>
        <text:list-item>
          <text:p>Robustezza.</text:p>
          <text:p>I vari moduli dei quali si compone il sistema devono essere robusti e tolleranti agli errori (in particolare, problemi di rete e rottura di macchine), in modo che la presenza di imprevisti non metta in difficoltà la gara, ma sia prontamente segnalata, in modo che il componente danneggiato possa essere rimosso e sostituito facilmente.</text:p>
        </text:list-item>
        <text:list-item>
          <text:p>Open source e standard.</text:p>
          <text:p>Il prodotto mira ad essere un sistema di riferimento per organizzare gare di informatica di qualsiasi tipo, dunque deve essere facilmente riutilizzabile, modificabile, adattabile e migliorabile da altri. Viene dunque rilasciato con una licenza libera ed open source, in modo che l'intera comunità internazionale delle olimpiadi di informatica possa contribuire a migliorarlo. Per lo stesso motivo, tutti i suoi componenti devono essere progettati facendo il più ampio uso possibile di standard, in modo da garantire compatibilità e facilità di fruizione da parte di terzi.</text:p>
        </text:list-item>
      </text:list>
      <text:h text:style-name="P9" text:outline-level="2"><text:soft-page-break/>Proposta di sviluppo</text:h>
      <text:p text:style-name="P1"/>
      <text:h text:style-name="P9" text:outline-level="2">Diagrammi</text:h>
      <text:p text:style-name="P1"/>
      <text:h text:style-name="P9" text:outline-level="2">Prototipi</text:h>
      <text:p text:style-name="P1"/>
      <text:h text:style-name="P9" text:outline-level="2">Stima tempi e roadmap</text:h>
      <text:list xml:id="list1035594050" text:style-name="L3">
        <text:list-item>
          <text:p text:style-name="P4"><text:span text:style-name="T9">Ottobre 2010.</text:span><text:span text:style-name="T3"> Lo scheletro ed alcune funzionalità di base del sistema sono già esistenti, ma ancora insufficienti a condurre una gara.</text:span></text:p>
        </text:list-item>
        <text:list-item>
          <text:p text:style-name="P4"><text:span text:style-name="T9">Dicembre 2010 – Gennaio 2011.</text:span><text:span text:style-name="T3"> È pronta una prima versione del nuovo sistema, utilizzabile per fare gare che abbiamo le stesse regole delle attuali Olimpiadi Italiane di Informatica (OII). Tale versione può essere già utilizzata in sostituzione dell'ambiente di gara attuale, ma non dispone di funzionalità aggiuntive (in particolare, la configurazione della gara è poco automatizzata) e gli aspetti grafici sono piuttosto semplici. Gli strumenti di amministrazione e visualizzazione sono ancora molto rudimentali, per usare il sistema è ancora necessario conoscerlo bene.</text:span></text:p>
          <text:p text:style-name="P4"><text:span text:style-name="T3">Il sistema può già essere sperimentato durante gli stage per la preparazione della squadra italiana: in questo modo sia gli allenatori che gli utenti possono riportare un feedback sullo stato del sistema, in modo da individuare i principali punti sui quali è necessario lavorare per migliorare la funzionalità del sistema.</text:span></text:p>
          <text:p text:style-name="P6"><text:span text:style-name="T5">Parallelamente viene sviluppata anche la documentazione del sistema, che però ancora è insufficiente. Ad un certo punto il progetto diventa pubblico, in modo che eventuali altri collaboratori possano suggerire miglioramenti e contribuire allo sviluppo.</text:span></text:p>
        </text:list-item>
        <text:list-item>
          <text:p text:style-name="P5"><text:span text:style-name="T10">Aprile 2011.</text:span><text:span text:style-name="T4"> Il sistema supporta la configurazione di un certo numero di regole, ma ancora il tipo di gara permesso è essenzialmente identico a quello delle OII (iniziano ad essere implementate soltanto alcune delle caratteristiche delle Olimpiadi Internazionali). Sono disponibili strumenti di visualizzazione e di statistica piuttosto avanzati, ma la configurazione del sistema ancora non risulta facile per chi non ne conosca la struttura.</text:span></text:p>
          <text:p text:style-name="P6"><text:span text:style-name="T5">Il sistema continua ad essere utilizzato durante gli stage di allenamento e viene migliorato anche in funzione dei bisogno e dei consigli espressi in seguite alle gare che vengono svolte.</text:span></text:p>
          <text:p text:style-name="P6"><text:span text:style-name="T5">La documentazione del sistema è sufficiente a permettere a persone diverse dagli sviluppatori iniziali di intervenire sul sistema in modo relativamente facile.</text:span></text:p>
        </text:list-item>
        <text:list-item>
          <text:p text:style-name="P6"><text:span text:style-name="T11">Giugno 2011.</text:span><text:span text:style-name="T5"> Viene aggiunto il supporto per tutti i tipi di problemi che si trovano normalmente alle IOI (output-only e interattivi). Sostanzialmente tutte le regole adottate nelle gare internazionali (gestione dei gettoni, feedback dettagliato agli utenti) sono implementate. Da questo punto in poi non si aggiungono più nuove funzionalità, ma si correggono i problemi presenti, si perfeziona la documentazione disponibile e si eseguono test e controlli sul </text:span><text:soft-page-break/><text:span text:style-name="T5">sistema, in modo da controllarne l'affidabilità.</text:span></text:p>
        </text:list-item>
        <text:list-item>
          <text:p text:style-name="P6"><text:span text:style-name="T11">Settembre – Ottobre 2011.</text:span><text:span text:style-name="T5"> Il sistema di gara è pronto per essere utilizzato alle Olimpiadi Italiane di Informatica e, l'anno successivo, alle Olimpiadi Internazionali di Informatica che si terranno in Itali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cm" fo:margin-right="0cm" fo:margin-top="0cm" fo:margin-bottom="0.212cm" fo:text-indent="0cm" style:auto-text-indent="false"/>
      <style:text-properties style:font-name="Liberation Sans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_20_1"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eo </meta:initial-creator>
    <meta:creation-date>2010-10-14T14:47:17</meta:creation-date>
    <dc:date>2010-10-17T19:01:28</dc:date>
    <dc:creator>Giovanni Mascellani</dc:creator>
    <meta:editing-duration>PT05H37M42S</meta:editing-duration>
    <meta:editing-cycles>54</meta:editing-cycles>
    <meta:generator>OpenOffice.org/3.2$Unix OpenOffice.org_project/320m19$Build-9505</meta:generator>
    <meta:document-statistic meta:table-count="0" meta:image-count="0" meta:object-count="0" meta:page-count="5" meta:paragraph-count="53" meta:word-count="1746" meta:character-count="11740"/>
  </office:meta>
</office:document-meta>
</file>